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38mm"/>
    </style:style>
    <style:style style:name="co2" style:family="table-column">
      <style:table-column-properties fo:break-before="auto" style:column-width="74.33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4.15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85.78mm"/>
    </style:style>
    <style:style style:name="co7" style:family="table-column">
      <style:table-column-properties fo:break-before="auto" style:column-width="32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Team</text:p>
          </table:table-cell>
          <table:table-cell office:value-type="string" calcext:value-type="string">
            <text:p>POS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EXP</text:p>
          </table:table-cell>
          <table:table-cell office:value-type="string" calcext:value-type="string">
            <text:p>Country</text:p>
          </table:table-cell>
          <table:table-cell/>
        </table:table-row>
        <table:table-row table:style-name="ro1">
          <table:table-cell office:value-type="string" calcext:value-type="string">
            <text:p>Abrines, Alex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Acy, Quincy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8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dams, Steven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va Zelândia</text:p>
          </table:table-cell>
          <table:table-cell/>
        </table:table-row>
        <table:table-row table:style-name="ro1">
          <table:table-cell office:value-type="string" calcext:value-type="string">
            <text:p>Afflalo, Arro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jinca, Alexis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1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Aldrich, Cole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ldridge, LaMarcus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7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llen, Lavoy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llen, Tony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6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minu, Al-Farouq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Alan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Justi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Kyle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derson, Ryan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tetokounmpo, Giannis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0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écia</text:p>
          </table:table-cell>
          <table:table-cell/>
        </table:table-row>
        <table:table-row table:style-name="ro1">
          <table:table-cell office:value-type="string" calcext:value-type="string">
            <text:p>Anthony, Carmelo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nthony, Joel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Ariza, Trevor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7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rthur, Darrel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Asik, Omer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urquia</text:p>
          </table:table-cell>
          <table:table-cell/>
        </table:table-row>
        <table:table-row table:style-name="ro1">
          <table:table-cell office:value-type="string" calcext:value-type="string">
            <text:p>Augustin, D.J.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3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bbitt, Luk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2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ker, Ron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ldwin IV, Wad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rbosa, Leandro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Barea, J.J.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3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o Rico</text:p>
          </table:table-cell>
          <table:table-cell/>
        </table:table-row>
        <table:table-row table:style-name="ro1">
          <table:table-cell office:value-type="string" calcext:value-type="string">
            <text:p>Barnes, Harrison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rnes, Matt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rton, Wil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79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ss, Brandon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tum, Nicolas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0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Bayless, Jerryd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aynes, Aro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7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Bazemore, Kent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1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al, Bradley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3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asley, Malik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asley, Michael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linelli, Marco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tália</text:p>
          </table:table-cell>
          <table:table-cell/>
        </table:table-row>
        <table:table-row table:style-name="ro1">
          <table:table-cell office:value-type="string" calcext:value-type="string">
            <text:p>Bembry, DeAndre'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ender, Draga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nia</text:p>
          </table:table-cell>
          <table:table-cell/>
        </table:table-row>
        <table:table-row table:style-name="ro1">
          <table:table-cell office:value-type="string" calcext:value-type="string">
            <text:p>Bertans, Davis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9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etônia</text:p>
          </table:table-cell>
          <table:table-cell/>
        </table:table-row>
        <table:table-row table:style-name="ro1">
          <table:table-cell office:value-type="string" calcext:value-type="string">
            <text:p>Beverley, Patrick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3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iyombo, Bismack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5.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string" calcext:value-type="string">
            <text:p>Bjelica, Nemanja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érvia</text:p>
          </table:table-cell>
          <table:table-cell/>
        </table:table-row>
        <table:table-row table:style-name="ro1">
          <table:table-cell office:value-type="string" calcext:value-type="string">
            <text:p>Black, Tarik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ledsoe, Eric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3.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ogdanovic, Boja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nia</text:p>
          </table:table-cell>
          <table:table-cell/>
        </table:table-row>
        <table:table-row table:style-name="ro1">
          <table:table-cell office:value-type="string" calcext:value-type="string">
            <text:p>Bolomboy, Joel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ússia</text:p>
          </table:table-cell>
          <table:table-cell/>
        </table:table-row>
        <table:table-row table:style-name="ro1">
          <table:table-cell office:value-type="string" calcext:value-type="string">
            <text:p>Booker, Devi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ooker, Trevor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3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osh, Chris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6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adley, Avery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1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ewer, Corey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84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gdon, Malcolm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oks, Aaron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3.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wn, Bobby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9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own, Jaylen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russino, Nicolas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Bullock, Reggie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urke, Trey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6.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urks, Alec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Butler, Jimm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boclo, Bruno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Calderon, Jose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Caldwell-Pope, Kentavious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naan, Isaiah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9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pela, Clint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íça</text:p>
          </table:table-cell>
          <table:table-cell/>
        </table:table-row>
        <table:table-row table:style-name="ro1">
          <table:table-cell office:value-type="string" calcext:value-type="string">
            <text:p>Carroll, DeMarre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6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rter, Vinc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rter-Williams, Michael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asspi, Omri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2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srael</text:p>
          </table:table-cell>
          <table:table-cell/>
        </table:table-row>
        <table:table-row table:style-name="ro1">
          <table:table-cell office:value-type="string" calcext:value-type="string">
            <text:p>Cauley Stein, Willie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andler, Tyso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8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andler, Wilson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riss, Marquese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ristmas, Rakeem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hriston, Semaj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lark, Ia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79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larkson, Jordan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le, Norris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9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llison, Darre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9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llison, Nick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5.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nley, Mik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9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nnaughton, Pat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ok, Quin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usins, DeMarcus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ovington, Robert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abbe, Allen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awford, Jamal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awford, Jorda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rowder, Jae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6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unningham, Dante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urry, Seth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Curry, Stephe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niels, Troy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vis, Anthony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vis, Deyonta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avis, Ed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Rozan, DeMar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9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dmon, Dewayne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1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kker, Sam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laney, Malcolm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ellavedova, Matthew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9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Deng, Luol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rã-Bretanha</text:p>
          </table:table-cell>
          <table:table-cell/>
        </table:table-row>
        <table:table-row table:style-name="ro1">
          <table:table-cell office:value-type="string" calcext:value-type="string">
            <text:p>Diallo, Cheick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li</text:p>
          </table:table-cell>
          <table:table-cell/>
        </table:table-row>
        <table:table-row table:style-name="ro1">
          <table:table-cell office:value-type="string" calcext:value-type="string">
            <text:p>Diaw, Boris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Dieng, Gorgui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office:value-type="string" calcext:value-type="string">
            <text:p>Dinwiddie, Spencer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ragic, Goran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lovênia</text:p>
          </table:table-cell>
          <table:table-cell/>
        </table:table-row>
        <table:table-row table:style-name="ro1">
          <table:table-cell office:value-type="string" calcext:value-type="string">
            <text:p>Drummond, Andre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6.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dley, Jared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nleavy, Mike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nn, Kris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Durant, Kevi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llenson, Henry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llington, Wayn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0.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llis, Monta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3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mbiid, Joel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arões</text:p>
          </table:table-cell>
          <table:table-cell/>
        </table:table-row>
        <table:table-row table:style-name="ro1">
          <table:table-cell office:value-type="string" calcext:value-type="string">
            <text:p>Ennis, Tyler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Ennis III, James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vans, Tyreke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Exum, Dant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Ezeli, Festus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igéria</text:p>
          </table:table-cell>
          <table:table-cell/>
        </table:table-row>
        <table:table-row table:style-name="ro1">
          <table:table-cell office:value-type="string" calcext:value-type="string">
            <text:p>Faried, Kenneth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avors, Derrick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2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elder, Kay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7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elicio, Cristiano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2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Felton, Raymond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3.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errell, Yogi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1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inney-Smith, Dorian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orbes, Bryn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ournier, Eva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Foye, Randy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8.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razier, Tim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7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Frye, Channing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5.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allinari, Danilo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2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tália</text:p>
          </table:table-cell>
          <table:table-cell/>
        </table:table-row>
        <table:table-row table:style-name="ro1">
          <table:table-cell office:value-type="string" calcext:value-type="string">
            <text:p>Galloway, Langsto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9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arino, Patricio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Gasol, Marc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Gasol, Pau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3.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Gay, Rud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binije, Michael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eorge, Paul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eorges-Hunt, Marcus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ibson, Taj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7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inobili, Manu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rgentina</text:p>
          </table:table-cell>
          <table:table-cell/>
        </table:table-row>
        <table:table-row table:style-name="ro1">
          <table:table-cell office:value-type="string" calcext:value-type="string">
            <text:p>Gobert, Rudy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1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Goodwin, Archie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ordon, Aaro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ordon, Eric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7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ortat, Marci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olônia</text:p>
          </table:table-cell>
          <table:table-cell/>
        </table:table-row>
        <table:table-row table:style-name="ro1">
          <table:table-cell office:value-type="string" calcext:value-type="string">
            <text:p>Graham, Treveo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ant, Jerami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ant, Jeria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Danny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Draymond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Gerald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JaMychal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een, Jeff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Griffin, Blak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milton, Justin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mmons, AJ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7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daway Jr., Tim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den, James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9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kless, Maurice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ell, Montrezl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Devin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3.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Gary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Joe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Manny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, Tobias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rrison, Andrew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slem, Udonis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wes, Spencer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1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ayward, Gordon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enderson, Gerald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7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enson, John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3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ernangomez, Juan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Hernangomez, Willy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Hezonja, Mario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oácia</text:p>
          </table:table-cell>
          <table:table-cell/>
        </table:table-row>
        <table:table-row table:style-name="ro1">
          <table:table-cell office:value-type="string" calcext:value-type="string">
            <text:p>Hibbert, Roy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2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eld, Budd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ahamas</text:p>
          </table:table-cell>
          <table:table-cell/>
        </table:table-row>
        <table:table-row table:style-name="ro1">
          <table:table-cell office:value-type="string" calcext:value-type="string">
            <text:p>Hill, Georg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ll, Jordan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ll, Solomo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illiard, Darru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iday, Jrue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iday, Justin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3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lis Jefferson, Rondae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lmes, Richau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od, Rodney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orford, Al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pública Dominicana</text:p>
          </table:table-cell>
          <table:table-cell/>
        </table:table-row>
        <table:table-row table:style-name="ro1">
          <table:table-cell office:value-type="string" calcext:value-type="string">
            <text:p>Howard, Dwight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uestis, Josh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Humphries, Kris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Ibaka, Serge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string" calcext:value-type="string">
            <text:p>Iguodala, Andre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Ilyasova, Ersan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urquia</text:p>
          </table:table-cell>
          <table:table-cell/>
        </table:table-row>
        <table:table-row table:style-name="ro1">
          <table:table-cell office:value-type="string" calcext:value-type="string">
            <text:p>Ingles, Jo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Ingram, Brandon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Irving, Kyrie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Jackson, Demetriu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9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ackson, Reggie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4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tália</text:p>
          </table:table-cell>
          <table:table-cell/>
        </table:table-row>
        <table:table-row table:style-name="ro1">
          <table:table-cell office:value-type="string" calcext:value-type="string">
            <text:p>James, LeBro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fferson, Al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31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fferson, Richard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5.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nnings, Brando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7.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erebko, Jona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4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uécia</text:p>
          </table:table-cell>
          <table:table-cell/>
        </table:table-row>
        <table:table-row table:style-name="ro1">
          <table:table-cell office:value-type="string" calcext:value-type="string">
            <text:p>Johnson, Amir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Bric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James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Joe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8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Stanley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1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Tyler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4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hnson, Wesley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kic, Nikola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érvia</text:p>
          </table:table-cell>
          <table:table-cell/>
        </table:table-row>
        <table:table-row table:style-name="ro1">
          <table:table-cell office:value-type="string" calcext:value-type="string">
            <text:p>Jones, Dahntay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, Damia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, James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8.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, Tyus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nes Jr., Derrick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rdan, DeAndr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Joseph, Cory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Kaminsky, Frank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anter, Enes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uíça</text:p>
          </table:table-cell>
          <table:table-cell/>
        </table:table-row>
        <table:table-row table:style-name="ro1">
          <table:table-cell office:value-type="string" calcext:value-type="string">
            <text:p>Kelly, Ryan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4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idd-Gilchrist, Michael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5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ilpatrick, Sean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night, Brando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orver, Kyle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6.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oufos, Kosta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0.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Kuzminskas, Mindaugas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7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LaVine, Zach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abissiere, Skal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aiti</text:p>
          </table:table-cell>
          <table:table-cell/>
        </table:table-row>
        <table:table-row table:style-name="ro1">
          <table:table-cell office:value-type="string" calcext:value-type="string">
            <text:p>Lamb, Jeremy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3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auvergne, Joffre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9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Lawson, T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0</text:p>
          </table:table-cell>
          <table:table-cell office:value-type="string" calcext:value-type="string">
            <text:p>88.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ayman, Jake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Vert, Caris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2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e, Courtney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0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e, David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n, Alex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7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crânia</text:p>
          </table:table-cell>
          <table:table-cell/>
        </table:table-row>
        <table:table-row table:style-name="ro1">
          <table:table-cell office:value-type="string" calcext:value-type="string">
            <text:p>Leonard, Kawhi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4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onard, Meyers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1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euer, Jo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3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ggins, DeAndre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llard, Damian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n, Jeremy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ivingston, Shau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7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ng, Shaw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oney, Kevon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pez, Brook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1.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pez, Robi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ve, Kevi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owry, Kyle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93.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Luwawu-Cabarrot, Timothe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Lyles, Trey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6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ack, Shelvin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2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ahinmi, Ia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8.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Maker, Thon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outh Sudan</text:p>
          </table:table-cell>
          <table:table-cell/>
        </table:table-row>
        <table:table-row table:style-name="ro1">
          <table:table-cell office:value-type="string" calcext:value-type="string">
            <text:p>Marjanovic, Boban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31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érvia</text:p>
          </table:table-cell>
          <table:table-cell/>
        </table:table-row>
        <table:table-row table:style-name="ro1">
          <table:table-cell office:value-type="string" calcext:value-type="string">
            <text:p>Martin, Jarell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atthews, Wesley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9.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bah a Moute, Luc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marões</text:p>
          </table:table-cell>
          <table:table-cell/>
        </table:table-row>
        <table:table-row table:style-name="ro1">
          <table:table-cell office:value-type="string" calcext:value-type="string">
            <text:p>McAdoo, James Michael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aw, Patrick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lellan, Sheldo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ollum, CJ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onnell, T.J.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9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Cullough, Chris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Daniels, KJ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Dermott, Doug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9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Gee, JaVale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2.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Gruder, Rodney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Lemore, Ben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cRoberts, Josh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eeks, Jodie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ejri, Salah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11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unísia</text:p>
          </table:table-cell>
          <table:table-cell/>
        </table:table-row>
        <table:table-row table:style-name="ro1">
          <table:table-cell office:value-type="string" calcext:value-type="string">
            <text:p>Mickey, Jordan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ddleton, Khris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es, CJ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/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ler, Mike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8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ls, Patty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3.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Millsap, Elijah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llsap, Paul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1.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irotic, Nikola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Monroe, Greg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0.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ore, E'Twaun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rris, Marcus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rris, Markieff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rrow, Anthon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otiejunas, Donatas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0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Mozgov, Timofey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24.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ússia</text:p>
          </table:table-cell>
          <table:table-cell/>
        </table:table-row>
        <table:table-row table:style-name="ro1">
          <table:table-cell office:value-type="string" calcext:value-type="string">
            <text:p>Mudiay, Emmanue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mocratic Republic of the Congo</text:p>
          </table:table-cell>
          <table:table-cell/>
        </table:table-row>
        <table:table-row table:style-name="ro1">
          <table:table-cell office:value-type="string" calcext:value-type="string">
            <text:p>Muhammad, Shabazz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1.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urray, Dejounte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7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Murray, Jamal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Muscala, Mike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ance Jr., Larry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apier, Shabazz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9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dour, Maurice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90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enegal</text:p>
          </table:table-cell>
          <table:table-cell/>
        </table:table-row>
        <table:table-row table:style-name="ro1">
          <table:table-cell office:value-type="string" calcext:value-type="string">
            <text:p>Nelson, Jameer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6.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ene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3.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Neto, Raul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1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Niang, Georges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icholson, Andrew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Noah, Joakim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4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oel, Nerlens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Nogueira, Lucas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9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Nowitzki, Dirk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1.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Alemanha</text:p>
          </table:table-cell>
          <table:table-cell/>
        </table:table-row>
        <table:table-row table:style-name="ro1">
          <table:table-cell office:value-type="string" calcext:value-type="string">
            <text:p>Nurkic, Jusuf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7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osnia e Herzegovina</text:p>
          </table:table-cell>
          <table:table-cell/>
        </table:table-row>
        <table:table-row table:style-name="ro1">
          <table:table-cell office:value-type="string" calcext:value-type="string">
            <text:p>Nwaba, David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4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'Bryant III, Johnny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6.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'Quinn, Kyle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3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chefu, Daniel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kafor, Jahlil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4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ladipo, Victor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lynyk, Kelly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nuaku, Chinanu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1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Oubre Jr., Kelly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3.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chulia, Zaza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24.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órgia</text:p>
          </table:table-cell>
          <table:table-cell/>
        </table:table-row>
        <table:table-row table:style-name="ro1">
          <table:table-cell office:value-type="string" calcext:value-type="string">
            <text:p>Papagiannis, Georgios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récia</text:p>
          </table:table-cell>
          <table:table-cell/>
        </table:table-row>
        <table:table-row table:style-name="ro1">
          <table:table-cell office:value-type="string" calcext:value-type="string">
            <text:p>Parker, Jabari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rker, Tony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lgium</text:p>
          </table:table-cell>
          <table:table-cell/>
        </table:table-row>
        <table:table-row table:style-name="ro1">
          <table:table-cell office:value-type="string" calcext:value-type="string">
            <text:p>Parsons, Chandler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4.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tterson, Patrick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6.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ul, Chris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9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ne, Adreian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ne, Camero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3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ton, Elfrid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3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ayton II, Gary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ekovic, Nikola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39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Pierce, Paul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6.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lumlee, Marshall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3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lumlee, Mason</text:p>
          </table:table-cell>
          <table:table-cell office:value-type="string" calcext:value-type="string">
            <text:p>Denver Nugg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5.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lumlee, Miles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2.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eltl, Jakob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ia</text:p>
          </table:table-cell>
          <table:table-cell/>
        </table:table-row>
        <table:table-row table:style-name="ro1">
          <table:table-cell office:value-type="string" calcext:value-type="string">
            <text:p>Pondexter, Quincy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rter Jr., Otto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89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rtis, Bobby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rzingis, Kristaps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08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tônia</text:p>
          </table:table-cell>
          <table:table-cell/>
        </table:table-row>
        <table:table-row table:style-name="ro1">
          <table:table-cell office:value-type="string" calcext:value-type="string">
            <text:p>Powell, Dwight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Powell, Norman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7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oythress, Alex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8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Price, Ronnie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6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/>
          </table:table-cell>
          <table:table-cell/>
        </table:table-row>
        <table:table-row table:style-name="ro1">
          <table:table-cell office:value-type="string" calcext:value-type="string">
            <text:p>Prince, Taurean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9.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Quarterman, Tim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andle, Chasson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andle, Julius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andolph, Zach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7.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edick, JJ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6.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eed, Willi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ichardson, Josh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ichardson, Malachi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ivers, Austin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0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erson, Andre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erts, Bria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inson, Thomas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7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binson III, Glenn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0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driguez, Sergio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79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Rondo, Rajon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4.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se, Derrick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ss, Terrence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8.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ozier, Terry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ubio, Ricky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86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panha</text:p>
          </table:table-cell>
          <table:table-cell/>
        </table:table-row>
        <table:table-row table:style-name="ro1">
          <table:table-cell office:value-type="string" calcext:value-type="string">
            <text:p>Rudez, Damja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3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oácia</text:p>
          </table:table-cell>
          <table:table-cell/>
        </table:table-row>
        <table:table-row table:style-name="ro1">
          <table:table-cell office:value-type="string" calcext:value-type="string">
            <text:p>Rush, Brandon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Russell, D 'Angelo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abonis, Domantas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Saric, Dario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1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roácia</text:p>
          </table:table-cell>
          <table:table-cell/>
        </table:table-row>
        <table:table-row table:style-name="ro1">
          <table:table-cell office:value-type="string" calcext:value-type="string">
            <text:p>Satoransky, Tomas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República Tcheca</text:p>
          </table:table-cell>
          <table:table-cell/>
        </table:table-row>
        <table:table-row table:style-name="ro1">
          <table:table-cell office:value-type="string" calcext:value-type="string">
            <text:p>Schroder, Dennis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8.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emanha</text:p>
          </table:table-cell>
          <table:table-cell/>
        </table:table-row>
        <table:table-row table:style-name="ro1">
          <table:table-cell office:value-type="string" calcext:value-type="string">
            <text:p>Sefolosha, Thabo</text:p>
          </table:table-cell>
          <table:table-cell office:value-type="string" calcext:value-type="string">
            <text:p>Atlanta Haw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9.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íça</text:p>
          </table:table-cell>
          <table:table-cell/>
        </table:table-row>
        <table:table-row table:style-name="ro1">
          <table:table-cell office:value-type="string" calcext:value-type="string">
            <text:p>Selden, Wayne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0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eraphin, Kevin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26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Sessions, Ramo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86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humpert, Ima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99.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iakam, Pascal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4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Camarões</text:p>
          </table:table-cell>
          <table:table-cell/>
        </table:table-row>
        <table:table-row table:style-name="ro1">
          <table:table-cell office:value-type="string" calcext:value-type="string">
            <text:p>Simmons, Ben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ustrália</text:p>
          </table:table-cell>
          <table:table-cell/>
        </table:table-row>
        <table:table-row table:style-name="ro1">
          <table:table-cell office:value-type="string" calcext:value-type="string">
            <text:p>Simmons, Jonathon</text:p>
          </table:table-cell>
          <table:table-cell office:value-type="string" calcext:value-type="string">
            <text:p>San Antonio Spu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8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ingler, Kyle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3.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art, Marcu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ith, Ish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79.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ith, JR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02.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mith, Jaso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nell, Tony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8.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peights, Marreese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15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plitter, Tiago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1.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rasil</text:p>
          </table:table-cell>
          <table:table-cell/>
        </table:table-row>
        <table:table-row table:style-name="ro1">
          <table:table-cell office:value-type="string" calcext:value-type="string">
            <text:p>Stauskas, Nik</text:p>
          </table:table-cell>
          <table:table-cell office:value-type="string" calcext:value-type="string">
            <text:p>Filadélfia Six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3.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Stephenson, Lance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104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Stone, Diamond</text:p>
          </table:table-cell>
          <table:table-cell office:value-type="string" calcext:value-type="string">
            <text:p>LA Clipp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5.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avares, Edy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21</text:p>
          </table:table-cell>
          <table:table-cell office:value-type="string" calcext:value-type="string">
            <text:p>12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bo Verde</text:p>
          </table:table-cell>
          <table:table-cell/>
        </table:table-row>
        <table:table-row table:style-name="ro1">
          <table:table-cell office:value-type="string" calcext:value-type="string">
            <text:p>Taylor, Isaiah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77.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eague, Jeff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4.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eletovic, Mirza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snia</text:p>
          </table:table-cell>
          <table:table-cell/>
        </table:table-row>
        <table:table-row table:style-name="ro1">
          <table:table-cell office:value-type="string" calcext:value-type="string">
            <text:p>Temple, Garrett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88.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erry, Jason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3.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as, Isaiah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75</text:p>
          </table:table-cell>
          <table:table-cell office:value-type="string" calcext:value-type="string">
            <text:p>83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as, Lance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6.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pson, Klay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7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hompson, Trista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8.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Tolliver, Anthony</text:p>
          </table:table-cell>
          <table:table-cell office:value-type="string" calcext:value-type="string">
            <text:p>Sacramento King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oupane, Axel</text:p>
          </table:table-cell>
          <table:table-cell office:value-type="string" calcext:value-type="string">
            <text:p>Nova Orleans Pelican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ança</text:p>
          </table:table-cell>
          <table:table-cell/>
        </table:table-row>
        <table:table-row table:style-name="ro1">
          <table:table-cell office:value-type="string" calcext:value-type="string">
            <text:p>Towns, Karl Anthony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0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ucker, PJ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111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urner, Evan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9.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Turner, Myles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11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Udrih, Beno</text:p>
          </table:table-cell>
          <table:table-cell office:value-type="string" calcext:value-type="string">
            <text:p>Detroit Pisto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3.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Eslovênia</text:p>
          </table:table-cell>
          <table:table-cell/>
        </table:table-row>
        <table:table-row table:style-name="ro1">
          <table:table-cell office:value-type="string" calcext:value-type="string">
            <text:p>Ulis, Tyler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78</text:p>
          </table:table-cell>
          <table:table-cell office:value-type="string" calcext:value-type="string">
            <text:p>68.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Uthoff, Jarrod</text:p>
          </table:table-cell>
          <table:table-cell office:value-type="string" calcext:value-type="string">
            <text:p>Dallas Maverick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0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alanciunas, Jonas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5.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ituânia</text:p>
          </table:table-cell>
          <table:table-cell/>
        </table:table-row>
        <table:table-row table:style-name="ro1">
          <table:table-cell office:value-type="string" calcext:value-type="string">
            <text:p>Valentine, Denzel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6.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anVleet, Fred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3</text:p>
          </table:table-cell>
          <table:table-cell office:value-type="string" calcext:value-type="string">
            <text:p>88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aughn, Rashad</text:p>
          </table:table-cell>
          <table:table-cell office:value-type="string" calcext:value-type="string">
            <text:p>Milwaukee Bu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onleh, Noah</text:p>
          </table:table-cell>
          <table:table-cell office:value-type="string" calcext:value-type="string">
            <text:p>Portland Trail Blaz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1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Vucevic, Nikola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7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ntenegro</text:p>
          </table:table-cell>
          <table:table-cell/>
        </table:table-row>
        <table:table-row table:style-name="ro1">
          <table:table-cell office:value-type="string" calcext:value-type="string">
            <text:p>Vujacic, Sasha</text:p>
          </table:table-cell>
          <table:table-cell office:value-type="string" calcext:value-type="string">
            <text:p>Nova York Knick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88.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lovênia</text:p>
          </table:table-cell>
          <table:table-cell/>
        </table:table-row>
        <table:table-row table:style-name="ro1">
          <table:table-cell office:value-type="string" calcext:value-type="string">
            <text:p>Wade, Dwyane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iters, Dion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9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lker, Kemba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83.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ll, John</text:p>
          </table:table-cell>
          <table:table-cell office:value-type="string" calcext:value-type="string">
            <text:p>Washington Wizard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5.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rren, TJ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2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atson, C.J.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9.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eber, Briante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74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est, David</text:p>
          </table:table-cell>
          <table:table-cell office:value-type="string" calcext:value-type="string">
            <text:p>Golden State Warrio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13.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estbrook, Russell</text:p>
          </table:table-cell>
          <table:table-cell office:value-type="string" calcext:value-type="string">
            <text:p>Oklahoma City Thunder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hite, Okaro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hitehead, Isaiah</text:p>
          </table:table-cell>
          <table:table-cell office:value-type="string" calcext:value-type="string">
            <text:p>Brooklyn N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3</text:p>
          </table:table-cell>
          <table:table-cell office:value-type="string" calcext:value-type="string">
            <text:p>96.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hiteside, Hassan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20.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ggins, Andrew</text:p>
          </table:table-cell>
          <table:table-cell office:value-type="string" calcext:value-type="string">
            <text:p>Minnesota Timberwolv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0.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anadá</text:p>
          </table:table-cell>
          <table:table-cell/>
        </table:table-row>
        <table:table-row table:style-name="ro1">
          <table:table-cell office:value-type="string" calcext:value-type="string">
            <text:p>Williams, Alan</text:p>
          </table:table-cell>
          <table:table-cell office:value-type="string" calcext:value-type="string">
            <text:p>Phoenix Suns</text:p>
          </table:table-cell>
          <table:table-cell office:value-type="string" calcext:value-type="string">
            <text:p>Al-P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17.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Deron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0</text:p>
          </table:table-cell>
          <table:table-cell office:value-type="string" calcext:value-type="string">
            <text:p>90.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Derrick</text:p>
          </table:table-cell>
          <table:table-cell office:value-type="string" calcext:value-type="string">
            <text:p>Cleveland Cavali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8.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Lou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5</text:p>
          </table:table-cell>
          <table:table-cell office:value-type="string" calcext:value-type="string">
            <text:p>79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Marvi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107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liams, Troy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ltjer, Kyle</text:p>
          </table:table-cell>
          <table:table-cell office:value-type="string" calcext:value-type="string">
            <text:p>Houston Rock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nslow, Justise</text:p>
          </table:table-cell>
          <table:table-cell office:value-type="string" calcext:value-type="string">
            <text:p>Miami Heat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2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ithey, Jeff</text:p>
          </table:table-cell>
          <table:table-cell office:value-type="string" calcext:value-type="string">
            <text:p>Utah Jazz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4.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ood, Christian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11</text:p>
          </table:table-cell>
          <table:table-cell office:value-type="string" calcext:value-type="string">
            <text:p>99.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orld Peace, Metta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17.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right, Brandan</text:p>
          </table:table-cell>
          <table:table-cell office:value-type="string" calcext:value-type="string">
            <text:p>Memphis Grizzlie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95.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Wright, Delon</text:p>
          </table:table-cell>
          <table:table-cell office:value-type="string" calcext:value-type="string">
            <text:p>Toronto Rapto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86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James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97.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Joe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1.88</text:p>
          </table:table-cell>
          <table:table-cell office:value-type="string" calcext:value-type="string">
            <text:p>81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Nick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Al-Ar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95.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Young, Thaddeus</text:p>
          </table:table-cell>
          <table:table-cell office:value-type="string" calcext:value-type="string">
            <text:p>Indiana Pacer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100.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eller, Cody</text:p>
          </table:table-cell>
          <table:table-cell office:value-type="string" calcext:value-type="string">
            <text:p>Charlotte Hornet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eller, Tyler</text:p>
          </table:table-cell>
          <table:table-cell office:value-type="string" calcext:value-type="string">
            <text:p>Boston Celtic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14.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immerman, Stephen</text:p>
          </table:table-cell>
          <table:table-cell office:value-type="string" calcext:value-type="string">
            <text:p>Orlando Magic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3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stados Unidos</text:p>
          </table:table-cell>
          <table:table-cell/>
        </table:table-row>
        <table:table-row table:style-name="ro1">
          <table:table-cell office:value-type="string" calcext:value-type="string">
            <text:p>Zipser, Paul</text:p>
          </table:table-cell>
          <table:table-cell office:value-type="string" calcext:value-type="string">
            <text:p>Chicago Bulls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2.03</text:p>
          </table:table-cell>
          <table:table-cell office:value-type="string" calcext:value-type="string">
            <text:p>95.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lemanha</text:p>
          </table:table-cell>
          <table:table-cell/>
        </table:table-row>
        <table:table-row table:style-name="ro1">
          <table:table-cell office:value-type="string" calcext:value-type="string">
            <text:p>Zubac, Ivica</text:p>
          </table:table-cell>
          <table:table-cell office:value-type="string" calcext:value-type="string">
            <text:p>Los Angeles Lakers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108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osnia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 style:data-style-name="N2" text:time-value="11:15:13.69483997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16:11:35.407000000</meta:creation-date>
    <dc:date>2017-05-19T11:15:51.043150857</dc:date>
    <meta:editing-duration>PT18M54S</meta:editing-duration>
    <meta:editing-cycles>2</meta:editing-cycles>
    <meta:generator>LibreOffice/5.2.6.2$Linux_X86_64 LibreOffice_project/20$Build-2</meta:generator>
    <meta:document-statistic meta:table-count="1" meta:cell-count="3171" meta:object-count="0"/>
  </office:meta>
</office:document-meta>
</file>